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D4C00000E10B758B1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333333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-color="#666666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gradient" draw:fill-gradient-name="Gradient_20_2" draw:gradient-step-count="64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1.267cm"/>
    </style:style>
    <style:style style:name="gr19" style:family="graphic" style:parent-style-name="standard">
      <style:graphic-properties draw:stroke="none" svg:stroke-color="#000000" draw:fill="none" draw:fill-color="#ffffff" fo:min-height="1.106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b 58%"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4.999cm" svg:height="16.799cm" svg:x="0cm" svg:y="12.4cm">
          <draw:image xlink:href="Pictures/1000000000001D4C00000E10B758B10C.png" xlink:type="simple" xlink:show="embed" xlink:actuate="onLoad">
            <text:p/>
          </draw:image>
        </draw:frame>
        <draw:custom-shape draw:style-name="gr2" draw:text-style-name="P1" draw:layer="layout" svg:width="6.8cm" svg:height="6.8cm" svg:x="1.05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05cm" svg:y1="2cm" svg:x2="8.55cm" svg:y2="2cm">
          <text:p/>
        </draw:line>
        <draw:line draw:style-name="gr3" draw:text-style-name="P1" draw:layer="layout" svg:x1="2.1cm" svg:y1="1cm" svg:x2="2.1cm" svg:y2="8.5cm">
          <text:p/>
        </draw:line>
        <draw:frame draw:style-name="gr4" draw:text-style-name="P2" draw:layer="layout" svg:width="4.85cm" svg:height="1.517cm" svg:x="2.85cm" svg:y="0.8cm">
          <draw:text-box>
            <text:p><text:span text:style-name="T1">Future</text:span></text:p>
          </draw:text-box>
        </draw:frame>
        <draw:frame draw:style-name="gr5" draw:text-style-name="P2" draw:layer="layout" svg:width="4.3cm" svg:height="1.517cm" draw:transform="rotate (1.5707963267949) translate (0.8cm 7cm)">
          <draw:text-box>
            <text:p><text:span text:style-name="T1">Current</text:span></text:p>
          </draw:text-box>
        </draw:frame>
        <draw:frame draw:style-name="gr6" draw:text-style-name="P2" draw:layer="layout" svg:width="8cm" svg:height="1.8cm" svg:x="8.5cm" svg:y="0.831cm">
          <draw:text-box>
            <text:p><text:span text:style-name="T2">Disappearing</text:span></text:p>
          </draw:text-box>
        </draw:frame>
        <draw:frame draw:style-name="gr7" draw:text-style-name="P2" draw:layer="layout" svg:width="12cm" svg:height="1.517cm" svg:x="0.9cm" svg:y="8.51cm">
          <draw:text-box>
            <text:p><text:span text:style-name="T2">Novel</text:span></text:p>
          </draw:text-box>
        </draw:frame>
        <draw:custom-shape draw:style-name="gr8" draw:text-style-name="P1" draw:layer="layout" svg:width="1.5cm" svg:height="2.5cm" svg:x="7.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5cm" svg:height="2.5cm" svg:x="21.2cm" svg:y="12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7.5cm" svg:height="7.317cm" svg:x="1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5cm" svg:height="2.439cm" svg:x="1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5cm" svg:height="2.439cm" svg:x="20.7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cm" svg:height="2.439cm" svg:x="23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cm" svg:height="2.439cm" svg:x="18.2cm" svg:y="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2.5cm" svg:height="2.439cm" svg:x="18.2cm" svg:y="6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5cm" svg:height="2.439cm" svg:x="20.7cm" svg:y="4.439cm">
          <text:p text:style-name="P1"><text:span text:style-name="T1">Cell</text:span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2.5cm" svg:height="2.439cm" svg:x="20.7cm" svg:y="6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.5cm" svg:height="2.439cm" svg:x="23.2cm" svg:y="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cm" svg:height="2.439cm" svg:x="23.2cm" svg:y="6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8cm" svg:height="7.3cm" svg:x="26.7cm" svg:y="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8" draw:text-style-name="P4" draw:layer="layout" svg:width="8.4cm" svg:height="1.517cm" svg:x="24.5cm" svg:y="0.287cm">
          <draw:text-box>
            <text:p><text:span text:style-name="T2"># No-analogs</text:span></text:p>
          </draw:text-box>
        </draw:frame>
        <draw:frame draw:style-name="gr19" draw:text-style-name="P5" draw:layer="layout" svg:width="2.7cm" svg:height="1.356cm" svg:x="27.5cm" svg:y="2.044cm">
          <draw:text-box>
            <text:p><text:span text:style-name="T4">High</text:span></text:p>
          </draw:text-box>
        </draw:frame>
        <draw:frame draw:style-name="gr19" draw:text-style-name="P5" draw:layer="layout" svg:width="2.6cm" svg:height="1.356cm" svg:x="27.6cm" svg:y="7.944cm">
          <draw:text-box>
            <text:p><text:span text:style-name="T4">Low</text:span></text:p>
          </draw:text-box>
        </draw:frame>
        <draw:frame draw:style-name="gr18" draw:text-style-name="P2" draw:layer="layout" svg:width="4.6cm" svg:height="1.517cm" svg:x="19.8cm" svg:y="9.3cm">
          <draw:text-box>
            <text:p><text:span text:style-name="T1">Latitude</text:span></text:p>
          </draw:text-box>
        </draw:frame>
        <draw:custom-shape draw:style-name="gr20" draw:text-style-name="P1" draw:layer="layout" svg:width="1cm" svg:height="1.2cm" svg:x="31.6cm" svg:y="-2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3" draw:layer="layout" svg:width="4.9cm" svg:height="2.783cm" svg:x="2.3cm" svg:y="3.417cm">
          <draw:text-box>
            <text:p text:style-name="P1"><text:span text:style-name="T1">Beta </text:span></text:p>
            <text:p text:style-name="P1"><text:span text:style-name="T1">diversity</text:span></text:p>
          </draw:text-box>
        </draw:frame>
        <draw:frame draw:style-name="gr18" draw:text-style-name="P2" draw:layer="layout" svg:width="5.9cm" svg:height="1.517cm" draw:transform="rotate (1.5707963267949) translate (16.684cm 8.5cm)">
          <draw:text-box>
            <text:p><text:span text:style-name="T1">Longitu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33333" draw:end-color="#eeeeee" draw:start-intensity="100%" draw:end-intensity="100%" draw:angle="300" draw:border="0%"/>
    <draw:gradient draw:name="Greys" draw:style="linear" draw:start-color="#eeeeee" draw:end-color="#33333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8:03:35.317976151</meta:creation-date>
    <dc:date>2016-01-26T11:26:33.557351968</dc:date>
    <meta:editing-duration>PT17H7M47S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